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hadow="none"/>
    </style:style>
    <style:style style:name="Table2.A" style:family="table-column">
      <style:table-column-properties style:column-width="1.5in" style:rel-column-width="2160*"/>
    </style:style>
    <style:style style:name="Table2.B" style:family="table-column">
      <style:table-column-properties style:column-width="5.425in" style:rel-column-width="7812*"/>
    </style:style>
    <style:style style:name="Table2.A1" style:family="table-cell">
      <style:table-cell-properties fo:padding="0.0382in" fo:border="none"/>
    </style:style>
    <style:style style:name="Table3" style:family="table">
      <style:table-properties style:width="6.9063in" table:align="left" style:shadow="none"/>
    </style:style>
    <style:style style:name="Table3.A" style:family="table-column">
      <style:table-column-properties style:column-width="1.5in"/>
    </style:style>
    <style:style style:name="Table3.B" style:family="table-column">
      <style:table-column-properties style:column-width="5.4063in"/>
    </style:style>
    <style:style style:name="Table3.A1" style:family="table-cell">
      <style:table-cell-properties fo:padding="0.0382in" fo:border="none"/>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Table_20_Contents">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1965in"/>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list-style-nam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style-asian="normal"/>
    </style:style>
    <style:style style:name="T6" style:family="text">
      <style:text-properties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haracters:</text:span></text:p>
      <text:p text:style-name="Table_20_Contents"><text:span text:style-name="T1">Evangelist</text:span></text:p>
      <text:p text:style-name="Table_20_Contents"><text:span text:style-name="T1">Spirit</text:span></text:p>
      <text:p text:style-name="Table_20_Contents"><text:span text:style-name="T1">Prophet 1</text:span></text:p>
      <text:p text:style-name="Table_20_Contents"><text:span text:style-name="T1">Prophet 2</text:span></text:p>
      <text:p text:style-name="Table_20_Contents"><text:span text:style-name="T1">John the Baptist</text:span></text:p>
      <text:p text:style-name="Table_20_Contents"><text:span text:style-name="T1">Gabriel</text:span></text:p>
      <text:p text:style-name="Table_20_Contents"><text:span text:style-name="T1">Mary</text:span></text:p>
      <text:p text:style-name="Table_20_Contents"><text:span text:style-name="T1">Joseph</text:span></text:p>
      <table:table table:name="Table2" table:style-name="Table2">
        <table:table-column table:style-name="Table2.A"/>
        <table:table-column table:style-name="Table2.B"/>
        <table:table-row>
          <table:table-cell table:style-name="Table2.A1" office:value-type="string">
            <text:p text:style-name="P1"/>
          </table:table-cell>
          <table:table-cell table:style-name="Table2.A1" office:value-type="string">
            <text:p text:style-name="P1">The lights are dimmed. Enter the Evangelist. A spotlight fades in on the figure</text:p>
          </table:table-cell>
        </table:table-row>
        <table:table-row>
          <table:table-cell table:style-name="Table2.A1" office:value-type="string">
            <text:p text:style-name="P1">Evangelist</text:p>
          </table:table-cell>
          <table:table-cell table:style-name="Table2.A1" office:value-type="string">
            <text:p text:style-name="Table_20_Contents">In the beginning was the Word, and the Word was with God, and the word was God. The same was with God from the Beginning, and without him was not anything made that was made. In him was life, and that life was the light of men.<text:span text:style-name="T1">Exit</text:span></text:p>
          </table:table-cell>
        </table:table-row>
        <table:table-row>
          <table:table-cell table:style-name="Table2.A1" office:value-type="string">
            <text:p text:style-name="P1"/>
          </table:table-cell>
          <table:table-cell table:style-name="Table2.A1" office:value-type="string">
            <text:p text:style-name="P1">Dim the lights. A long blue silk cloth is unrolled across the “stage” and shaken to create water-like ripples. </text:p>
          </table:table-cell>
        </table:table-row>
        <table:table-row>
          <table:table-cell table:style-name="Table2.A1" office:value-type="string">
            <text:p text:style-name="P1">Evangelist</text:p>
          </table:table-cell>
          <table:table-cell table:style-name="Table2.A1" office:value-type="string">
            <text:p text:style-name="P10">In the beginning God created the heavens and the earth. [<text:a xlink:type="simple" xlink:href="http://www.biblegateway.com/passage/?search=Genesis%201&amp;version=CEV#fen-CEV-1a">a</text:a>] <text:bookmark text:name="en-CEV-21"/>2The earth was barren, with no form of life; it was under a roaring ocean covered with darkness. But the Spirit of God was moving over the water. </text:p>
          </table:table-cell>
        </table:table-row>
        <table:table-row>
          <table:table-cell table:style-name="Table2.A1" office:value-type="string">
            <text:p text:style-name="P1">Spirit</text:p>
          </table:table-cell>
          <table:table-cell table:style-name="Table2.A1" office:value-type="string">
            <text:p text:style-name="Table_20_Contents">Let there be Light! <text:span text:style-name="T1">Stage lights come up to full brilliance</text:span></text:p>
          </table:table-cell>
        </table:table-row>
        <table:table-row>
          <table:table-cell table:style-name="Table2.A1" office:value-type="string">
            <text:p text:style-name="P1">Evangelist</text:p>
          </table:table-cell>
          <table:table-cell table:style-name="Table2.A1" office:value-type="string">
            <text:p text:style-name="P4">And there was Light!</text:p>
            <text:p text:style-name="P1">Enter Saint John the Evangelist</text:p>
          </table:table-cell>
        </table:table-row>
        <table:table-row>
          <table:table-cell table:style-name="Table2.A1" office:value-type="string">
            <text:p text:style-name="P1">Evangelist</text:p>
          </table:table-cell>
          <table:table-cell table:style-name="Table2.A1" office:value-type="string">
            <text:p text:style-name="P4">And the light shineth in the darkness, and the darkness overcometh it not</text:p>
          </table:table-cell>
        </table:table-row>
        <table:table-row>
          <table:table-cell table:style-name="Table2.A1" office:value-type="string">
            <text:p text:style-name="P1">Congregational Hymn</text:p>
          </table:table-cell>
          <table:table-cell table:style-name="Table2.A1" office:value-type="string">
            <text:p text:style-name="P5">She flies on</text:p>
            <text:p text:style-name="P3">Enter Isaiah</text:p>
          </table:table-cell>
        </table:table-row>
        <table:table-row>
          <table:table-cell table:style-name="Table2.A1" office:value-type="string">
            <text:p text:style-name="P1">Prophet 1</text:p>
          </table:table-cell>
          <table:table-cell table:style-name="Table2.A1" office:value-type="string">
            <text:p text:style-name="P4">The people who walked in darkness have seen a great light; those who lived in a land of deep darkness on them light has shined. (Isaiah 9.2)</text:p>
          </table:table-cell>
        </table:table-row>
        <table:table-row>
          <table:table-cell table:style-name="Table2.A1" office:value-type="string">
            <text:p text:style-name="P1">Prophet 2</text:p>
          </table:table-cell>
          <table:table-cell table:style-name="Table2.A1" office:value-type="string">
            <text:p text:style-name="P4">The days are surely coming, says the LORD, when I will fulfill the promise I made to the house of Israel and the house of Judah. In those days and at that time I will cause a righteous Branch to spring up for David; and he shall execute justice and righteousness in the land.</text:p>
          </table:table-cell>
        </table:table-row>
        <table:table-row>
          <table:table-cell table:style-name="Table2.A1" office:value-type="string">
            <text:p text:style-name="P1">Prophet 1</text:p>
          </table:table-cell>
          <table:table-cell table:style-name="Table2.A1" office:value-type="string">
            <text:p text:style-name="P6">Hear then, O house of David! Is it too little for you to weary mortals, that you weary my God also? Therefore the Lord himself will give you a sign. Look, the young woman is with child and shall bear a son, and shall name him Immanuel.</text:p>
          </table:table-cell>
        </table:table-row>
        <table:table-row>
          <table:table-cell table:style-name="Table2.A1" office:value-type="string">
            <text:p text:style-name="P1">Prophet 2</text:p>
          </table:table-cell>
          <table:table-cell table:style-name="Table2.A1" office:value-type="string">
            <text:p text:style-name="P6">But you, O Bethlehem of Ephrathah, who are one of the little clans of Judah, from you shall come forth for me one who is to rule in Israel, whose origin is from of old, from ancient days.</text:p>
          </table:table-cell>
        </table:table-row>
        <table:table-row>
          <table:table-cell table:style-name="Table2.A1" office:value-type="string">
            <text:p text:style-name="P1">Prophet 1</text:p>
          </table:table-cell>
          <table:table-cell table:style-name="Table2.A1" office:value-type="string">
            <text:p text:style-name="P6">For a child has been born for us, a son given to us; authority rests upon his shoulders; and he is named Wonderful Counselor, Mighty God, Everlasting Father, Prince of Peace.</text:p>
          </table:table-cell>
        </table:table-row>
        <table:table-row>
          <table:table-cell table:style-name="Table2.A1" office:value-type="string">
            <text:p text:style-name="P1">Prophet 2</text:p>
          </table:table-cell>
          <table:table-cell table:style-name="Table2.A1" office:value-type="string">
            <text:p text:style-name="P6">See, I will send my messenger, who will prepare the way before me. Then suddenly the Lord you are seeking will come to his temple; the messenger of <text:soft-page-break/>the covenant, whom you desire, will come," says the LORD Almighty.</text:p>
          </table:table-cell>
        </table:table-row>
        <table:table-row>
          <table:table-cell table:style-name="Table2.A1" office:value-type="string">
            <text:p text:style-name="P1">Prophet 1</text:p>
          </table:table-cell>
          <table:table-cell table:style-name="Table2.A1" office:value-type="string">
            <text:p text:style-name="P6">How beautiful upon the mountains are the feet of the messenger who announces peace, who brings good news, who announces salvation, who says to Zion, "Your God reigns."</text:p>
          </table:table-cell>
        </table:table-row>
        <table:table-row>
          <table:table-cell table:style-name="Table2.A1" office:value-type="string">
            <text:p text:style-name="P1">Congregational Hymn</text:p>
          </table:table-cell>
          <table:table-cell table:style-name="Table2.A1" office:value-type="string">
            <text:p text:style-name="P5">Our God Reigns</text:p>
            <text:p text:style-name="P3">Enter Saint John the Evangelist</text:p>
          </table:table-cell>
        </table:table-row>
        <table:table-row>
          <table:table-cell table:style-name="Table2.A1" office:value-type="string">
            <text:p text:style-name="P1">Evangelist</text:p>
          </table:table-cell>
          <table:table-cell table:style-name="Table2.A1" office:value-type="string">
            <text:p text:style-name="Table_20_Contents">There was a man sent from God whose na<text:span text:style-name="T3">me was John. The same came for a witness, to bear witness of the light, that all men through him might believe. He was not that light, but was sent to bear witness of that light.</text:span>. <text:span text:style-name="T1">Exit .Enter Saint John the Baptist</text:span></text:p>
          </table:table-cell>
        </table:table-row>
        <table:table-row>
          <table:table-cell table:style-name="Table2.A1" office:value-type="string">
            <text:p text:style-name="P1">Saint John the Baptist</text:p>
          </table:table-cell>
          <table:table-cell table:style-name="Table2.A1" office:value-type="string">
            <text:p text:style-name="P4">Prepare ye the way of the Lord, make his paths straight!</text:p>
            <text:p text:style-name="P11">There cometh one mightier than I after me, the latchet of whose shoes I am not worthy to stoop down and unloose. </text:p>
            <text:p text:style-name="Text_20_body">I indeed have baptized you with water: but he shall baptize you with the Holy Ghost. </text:p>
            <text:p text:style-name="P4"/>
          </table:table-cell>
        </table:table-row>
        <table:table-row>
          <table:table-cell table:style-name="Table2.A1" office:value-type="string">
            <text:p text:style-name="P1">Congregational Hymn</text:p>
          </table:table-cell>
          <table:table-cell table:style-name="Table2.A1" office:value-type="string">
            <text:p text:style-name="P5">On Jordan's Banl</text:p>
            <text:p text:style-name="P3">Enter Saint Luke</text:p>
          </table:table-cell>
        </table:table-row>
        <table:table-row>
          <table:table-cell table:style-name="Table2.A1" office:value-type="string">
            <text:p text:style-name="P1">Evangelist</text:p>
          </table:table-cell>
          <table:table-cell table:style-name="Table2.A1" office:value-type="string">
            <text:p text:style-name="P4">In the sixth month the ange Gabriel was sent from God unto a city of Galilee named Nazareth, to a vergin espoused to a man whose name was Joseph, of the house of David; and the Virgin's nme was Mary. <text:span text:style-name="T1">Enter Mary, right, taking her place before the altar and kneeling at prayer, facing stage left. Enter Gabriel, left.</text:span></text:p>
          </table:table-cell>
        </table:table-row>
        <table:table-row>
          <table:table-cell table:style-name="Table2.A1" office:value-type="string">
            <text:p text:style-name="P1">Gabriel</text:p>
          </table:table-cell>
          <table:table-cell table:style-name="Table2.A1" office:value-type="string">
            <text:p text:style-name="P4">Hail, thou that are highly favoured, the Lord is with thee.</text:p>
          </table:table-cell>
        </table:table-row>
        <table:table-row>
          <table:table-cell table:style-name="Table2.A1" office:value-type="string">
            <text:p text:style-name="P1">Mary</text:p>
          </table:table-cell>
          <table:table-cell table:style-name="Table2.A1" office:value-type="string">
            <text:p text:style-name="P4">What manner of salutation is this?</text:p>
          </table:table-cell>
        </table:table-row>
        <table:table-row>
          <table:table-cell table:style-name="Table2.A1" office:value-type="string">
            <text:p text:style-name="P1">Gabriel</text:p>
          </table:table-cell>
          <table:table-cell table:style-name="Table2.A1" office:value-type="string">
            <text:p text:style-name="P4">Fear not, Mary; for thou hast found favour with God. And behold, thou shalt conceive in thy womb, and bring forth a Son, and shalt call his name Jesus. </text:p>
            <text:p text:style-name="P4">He shall be great, and shall be called the Son of the Highest; </text:p>
            <text:p text:style-name="P4">And the Lord God shall give unto him the throne of his father David,</text:p>
            <text:p text:style-name="P4">And he shall reign over the house of Jacob for ever; </text:p>
            <text:p text:style-name="P4">And of his kingdom there shall be no end.</text:p>
          </table:table-cell>
        </table:table-row>
      </table:table>
      <table:table table:name="Table3" table:style-name="Table3">
        <table:table-column table:style-name="Table3.A"/>
        <table:table-column table:style-name="Table3.B"/>
        <table:table-row>
          <table:table-cell table:style-name="Table3.A1" office:value-type="string">
            <text:p text:style-name="P1">Congregational Hymn</text:p>
          </table:table-cell>
          <table:table-cell table:style-name="Table3.A1" office:value-type="string">
            <text:p text:style-name="P5">Once in Royal David's City</text:p>
            <text:p text:style-name="P3">Enter Joseph. He walks up to Mary and looks at her. She stares raptly at Gabriel.Joseph walks away and sits down, thinking hard.</text:p>
          </table:table-cell>
        </table:table-row>
        <table:table-row>
          <table:table-cell table:style-name="Table3.A1" office:value-type="string">
            <text:p text:style-name="P1">Evangelist</text:p>
          </table:table-cell>
          <table:table-cell table:style-name="Table3.A1" office:value-type="string">
            <text:p text:style-name="P8">Mary was engaged to Joseph from King David's family. But before they were married, she learned that she was going to have a baby by God's Holy Spirit. <text:bookmark text:name="en-CEV-19781"/>Joseph was a good man and did not want to embarrass Mary in front of everyone. So he decided to quietly call off the wedding.</text:p>
            <text:p text:style-name="P6"><text:s/><text:span text:style-name="T1">Gabriel comes over to Joseph</text:span></text:p>
          </table:table-cell>
        </table:table-row>
        <table:table-row>
          <table:table-cell table:style-name="Table3.A1" office:value-type="string">
            <text:p text:style-name="P1">Gabriel</text:p>
          </table:table-cell>
          <table:table-cell table:style-name="Table3.A1" office:value-type="string">
            <text:p text:style-name="P9">Joseph, the baby that Mary will have is from the Holy Spirit. Go ahead and marry her. <text:bookmark text:name="en-CEV-19783"/>Then after her baby is born, name him Jesus, because he will save his people from their sins</text:p>
            <text:p text:style-name="P14"><text:soft-page-break/><text:span text:style-name="T1">Joseph goes over to Mary and takes her hand, and they leave down the centre aisle of the church.</text:span> </text:p>
          </table:table-cell>
        </table:table-row>
        <table:table-row>
          <table:table-cell table:style-name="Table3.A1" office:value-type="string">
            <text:p text:style-name="P1">Congregational Hymn</text:p>
          </table:table-cell>
          <table:table-cell table:style-name="Table3.A1" office:value-type="string">
            <text:p text:style-name="P2"/>
            <text:p text:style-name="P3">Animals and bales of hay come and take their place before the altar creating a creche.</text:p>
          </table:table-cell>
        </table:table-row>
        <table:table-row>
          <table:table-cell table:style-name="Table3.A1" office:value-type="string">
            <text:p text:style-name="P1">Evangelist</text:p>
          </table:table-cell>
          <table:table-cell table:style-name="Table3.A1" office:value-type="string">
            <text:p text:style-name="P14"><text:span text:style-name="T8">About that time Emperor Augustus gave orders for the names of all the people to be listed in record books. Everyone had to go to their own hometown to be listed. So Joseph had to leave Nazareth in Galilee and go to Bethlehem in Judea. Long ago Bethlehem had been King David's hometown, and Joseph went there because he was from David's family</text:span></text:p>
          </table:table-cell>
        </table:table-row>
        <table:table-row>
          <table:table-cell table:style-name="Table3.A1" office:value-type="string">
            <text:p text:style-name="P1">Congregational Hymn</text:p>
          </table:table-cell>
          <table:table-cell table:style-name="Table3.A1" office:value-type="string">
            <text:p text:style-name="P13"/>
            <text:p text:style-name="P15">Mary (now heavily pregnant) and Joseph walk back down the main aisle and enter the sanctuary, and take place before the altar in the creche.</text:p>
          </table:table-cell>
        </table:table-row>
        <table:table-row>
          <table:table-cell table:style-name="Table3.A1" office:value-type="string">
            <text:p text:style-name="P1">Evangelist</text:p>
          </table:table-cell>
          <table:table-cell table:style-name="Table3.A1" office:value-type="string">
            <text:p text:style-name="Text_20_body">Mary was engaged to Joseph and traveled with him to Bethlehem. She was soon going to have a baby, and while they were there, she gave birth to her first-born son. She dressed him in baby clothes and laid him on a bed of hay, because there was no room for them in the inn.</text:p>
          </table:table-cell>
        </table:table-row>
        <table:table-row>
          <table:table-cell table:style-name="Table3.A1" office:value-type="string">
            <text:p text:style-name="P1">Congregational Hymn</text:p>
          </table:table-cell>
          <table:table-cell table:style-name="Table3.A1" office:value-type="string">
            <text:p text:style-name="P13">Silent Nigh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mela Mclean</meta:initial-creator>
    <meta:creation-date>2010-11-07T06:16:24</meta:creation-date>
    <dc:date>2010-11-07T08:42:35</dc:date>
    <dc:creator>Pamela Mclean</dc:creator>
    <meta:editing-duration>PT02H26M12S</meta:editing-duration>
    <meta:editing-cycles>4</meta:editing-cycles>
    <meta:generator>OpenOffice.org/3.2$Linux OpenOffice.org_project/320m12$Build-9483</meta:generator>
    <meta:printed-by>Pamela Mclean</meta:printed-by>
    <meta:print-date>2010-11-07T08:13:44</meta:print-date>
    <meta:document-statistic meta:table-count="2" meta:image-count="0" meta:object-count="0" meta:page-count="3" meta:paragraph-count="82" meta:word-count="1047" meta:character-count="5597"/>
  </office:meta>
</office:document-meta>
</file>